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2.4453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spod_rp235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16375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ck Avail</text:p>
          </table:table-cell>
          <table:table-cell table:style-name="ce1" office:value-type="string" calcext:value-type="string">
            <text:p>FP Checked?</text:p>
          </table:table-cell>
          <table:table-cell table:style-name="ce1" office:value-type="string" calcext:value-type="string">
            <text:p>odered</text:p>
          </table:table-cell>
          <table:table-cell office:value-type="string" calcext:value-type="string">
            <text:p>loc?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2" office:value-type="string" calcext:value-type="string">
            <text:p>C1,C2,C6,C15,C17,C18,C19,C20,C21,C22,C2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1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spod_cv1800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3">
          <table:table-cell table:style-name="ce2" office:value-type="string" calcext:value-type="string">
            <text:p>C5,C7,C8,C9,C10,C11,C12,C13,C14,C16,C24,C25,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spod_cv1800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PMEG2005CT,215</text:p>
          </table:table-cell>
          <table:table-cell table:style-name="ce4" office:value-type="string" calcext:value-type="string">
            <text:p>Package_TO_SOT_SMD:SOT-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/>
          <table:table-cell table:style-name="ce4" table:number-columns-repeated="1637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spod_cv1800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3" office:value-type="string" calcext:value-type="string">
            <text:p>&gt;50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pod_cv1800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EMEB:L_pol_2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1,R11,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5,R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EMEB:SW_SPST_PTS8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P2350_60QFN</text:p>
          </table:table-cell>
          <table:table-cell office:value-type="string" calcext:value-type="string">
            <text:p>EMEB:RP2350-QFN-60-1EP_7x7_P0.4mm_EP3.4x3.4mm_ThermalVi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U2,U3</text:p>
          </table:table-cell>
          <table:table-cell office:value-type="string" calcext:value-type="string">
            <text:p>XC6222B331MR-G</text:p>
          </table:table-cell>
          <table:table-cell office:value-type="string" calcext:value-type="string">
            <text:p>Package_TO_SOT_SMD: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+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spod_cv1800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NAU88C22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+10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W25Q32JVZPIQ</text:p>
          </table:table-cell>
          <table:table-cell office:value-type="string" calcext:value-type="string">
            <text:p>Package_SON:WSON-8-1EP_6x5mm_P1.27mm_EP3.4x4.3mm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APS6404L-3SQR-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ABM10-167-12.000MHZ-T3</text:p>
          </table:table-cell>
          <table:table-cell office:value-type="string" calcext:value-type="string">
            <text:p>Crystal:Crystal_SMD_2520-4Pin_2.5x2.0m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4:46:42.324631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11T14:52:19.758724954</dc:date>
    <meta:editing-duration>PT50M36S</meta:editing-duration>
    <meta:editing-cycles>10</meta:editing-cycles>
    <meta:generator>LibreOffice/25.2.5.2$Linux_X86_64 LibreOffice_project/520$Build-2</meta:generator>
    <meta:print-date>2025-08-11T14:52:01.741952156</meta:print-date>
    <meta:document-statistic meta:table-count="1" meta:cell-count="146" meta:object-count="0"/>
  </office:meta>
</office:document-meta>
</file>